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03f2a"/>
    </style:style>
    <style:style style:name="P2"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master-page-name="">
      <loext:graphic-properties draw:fill="none"/>
      <style:paragraph-properties fo:margin-left="-1cm" fo:margin-right="0cm" fo:text-indent="0cm" style:auto-text-indent="false" style:page-number="auto" fo:background-color="transparent"/>
      <style:text-properties fo:font-size="16pt" style:text-underline-style="solid" style:text-underline-width="auto" style:text-underline-color="font-color" fo:font-weight="bold" officeooo:paragraph-rsid="00103f2a" style:font-size-asian="16pt" style:font-weight-asian="bold" style:font-size-complex="16pt" style:font-weight-complex="bold"/>
    </style:style>
    <style:style style:name="P4" style:family="paragraph" style:parent-style-name="Standard">
      <style:text-properties fo:font-weight="bold" officeooo:paragraph-rsid="00103f2a"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Sección 1: Noticias locales <text:s text:c="21"/></text:p>
      <text:p text:style-name="Standard"/>
      <text:p text:style-name="Standard"/>
      <text:p text:style-name="Standard"/>
      <text:p text:style-name="Standard">En Mahón ha terminado el programa anual de apoyo a las pequeñas empresas, que ha producido resultados significativos para la economía local. Según el ayuntamiento, casi el 50% de los participantes del programa lograron aumentar sus ingresos en un 20%. El programa incluía capacitación, asesoramiento y apoyo financiero destinado al desarrollo de negocios.</text:p>
      <text:p text:style-name="Standard"/>
      <text:p text:style-name="Standard">Ayer se celebró la ceremonia inaugural de un nuevo parque en el centro de la ciudad. Al evento asistieron más de 200 residentes, incluidos representantes del gobierno municipal. El nuevo parque será un lugar de recreación para todos los residentes y visitantes de la ciudad.</text:p>
      <text:p text:style-name="Standard"/>
      <text:p text:style-name="Standard"/>
      <text:p text:style-name="P3">Sección 2: Cultura y entretenimiento <text:s text:c="5"/></text:p>
      <text:p text:style-name="P4"/>
      <text:p text:style-name="P1"/>
      <text:p text:style-name="P1"/>
      <text:p text:style-name="P1">Este mes, en el teatro local, se presentarán obras de diversos géneros, incluyendo dramas, comedias y espectáculos musicales. Los espectadores podrán disfrutar de producciones de alta calidad, preparadas por actores y directores profesionales.</text:p>
      <text:p text:style-name="P1"/>
      <text:p text:style-name="P1">El Museo de Mahón invita a los visitantes a una nueva exposición dedicada al arte del siglo XIX. La muestra incluye obras de destacados artistas de la época, así como información sobre su trayectoria artística y su influencia en el desarrollo del arte.</text:p>
      <text:p text:style-name="Standard"/>
      <text:p text:style-name="Standard"/>
      <text:p text:style-name="Standard"/>
      <text:p text:style-name="Standard"/>
      <text:p text:style-name="P1"/>
      <text:p text:style-name="P1"/>
      <text:p text:style-name="P1"/>
      <text:p text:style-name="P1"/>
      <text:p text:style-name="P1"/>
      <text:p text:style-name="P1"/>
      <text:p text:style-name="Standard"/>
      <text:p text:style-name="Standard"/>
      <text:p text:style-name="Standard"/>
      <text:p text:style-name="Standard"/>
      <text:p text:style-name="Standard"/>
      <text:p text:style-name="Standard">Esta semana, en la escuela de la ciudad, tuvo lugar la campaña "Día Verde". Los estudiantes, junto con los profesores, plantaron más de 100 árboles en el recinto escolar y en las calles aledañas. El objetivo de la campaña era mejorar la situación ecológica y educar a los jóvenes en el respeto por la naturaleza.</text:p>
      <text:p text:style-name="Standard"/>
      <text:p text:style-name="Standard">En el museo local se ha inaugurado una exposición dedicada a la historia de la ciudad. Los visitantes pueden ver exhibiciones únicas encontradas durante excavaciones arqueológicas, así como aprender más sobre eventos importantes y personajes que influyeron en el desarrollo de Mahón.</text:p>
      <text:p text:style-name="Standard"/>
      <text:p text:style-name="Standard"/>
      <text:p text:style-name="Standard"/>
      <text:p text:style-name="Standard"/>
      <text:p text:style-name="Standard"/>
      <text:p text:style-name="Standard"/>
      <text:p text:style-name="Standard"/>
      <text:p text:style-name="Standard"/>
      <text:p text:style-name="Standard">En el cine local, esta semana comienza el festival de cine documental. El programa incluye películas de varios países que abordan problemas sociales, económicos y culturales actuales. Los visitantes podrán discutir lo visto durante paneles de discusión con directores y expertos.</text:p>
      <text:p text:style-name="Standard"/>
      <text:p text:style-name="Standard">El coro local ofrecerá un concierto festivo para el Día de la Ciudad, donde se interpretarán las mejores obras de música clásica y contemporánea. El evento se llevará a cabo en el parque central, y se invita a todos los residentes a unirse a la celebración y disfrutar de la música al aire lib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columns fo:column-count="2" fo:column-gap="0.497cm">
          <style:column style:rel-width="32767*" fo:start-indent="0cm" fo:end-indent="0.248cm"/>
          <style:column style:rel-width="32768*" fo:start-indent="0.248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9T09:03:12.148201764</meta:creation-date>
    <dc:date>2024-11-19T09:21:10.448039334</dc:date>
    <meta:editing-duration>PT1M58S</meta:editing-duration>
    <meta:editing-cycles>1</meta:editing-cycles>
    <meta:document-statistic meta:table-count="0" meta:image-count="0" meta:object-count="0" meta:page-count="1" meta:paragraph-count="10" meta:word-count="375" meta:character-count="2385" meta:non-whitespace-character-count="1992"/>
    <meta:generator>LibreOffice/24.2.6.2$Linux_X86_64 LibreOffice_project/420$Build-2</meta:generator>
  </office:meta>
</office:document-meta>
</file>